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beb" officeooo:paragraph-rsid="0000dbeb"/>
    </style:style>
    <style:style style:name="P2" style:family="paragraph" style:parent-style-name="Standard">
      <style:text-properties officeooo:rsid="0000dbeb" officeooo:paragraph-rsid="0000dbeb"/>
    </style:style>
    <style:style style:name="P3" style:family="paragraph" style:parent-style-name="Standard">
      <style:text-properties officeooo:rsid="0000dbeb" officeooo:paragraph-rsid="0005a5da"/>
    </style:style>
    <style:style style:name="P4" style:family="paragraph" style:parent-style-name="Standard">
      <style:text-properties fo:font-weight="bold" officeooo:rsid="00040345" officeooo:paragraph-rsid="00040345" style:font-weight-asian="bold" style:font-weight-complex="bold"/>
    </style:style>
    <style:style style:name="P5" style:family="paragraph" style:parent-style-name="Standard">
      <style:text-properties officeooo:rsid="000212d3" officeooo:paragraph-rsid="0000dbeb"/>
    </style:style>
    <style:style style:name="P6" style:family="paragraph" style:parent-style-name="Standard">
      <style:paragraph-properties fo:text-align="justify" style:justify-single-word="false"/>
      <style:text-properties officeooo:rsid="000212d3" officeooo:paragraph-rsid="0005a5da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5a5da" officeooo:paragraph-rsid="0005a5da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6da56" officeooo:paragraph-rsid="0006da56" style:font-weight-asian="bold" style:font-weight-complex="bold"/>
    </style:style>
    <style:style style:name="P9" style:family="paragraph" style:parent-style-name="Standard" style:list-style-name="L1">
      <style:text-properties style:text-underline-style="none" fo:font-weight="bold" officeooo:rsid="0006da56" officeooo:paragraph-rsid="0006da5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bold" officeooo:rsid="0006da56" officeooo:paragraph-rsid="0006da5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EJS DLA GENERATORA KODU:</text:p>
      <text:p text:style-name="P1">Symbol <text:span text:style-name="T1">przestrzeń</text:span>(String identyfikator) - znajduje w przestrzeni nazw symbol, albo wywala błąd</text:p>
      <text:p text:style-name="P1">Symbol <text:span text:style-name="T1">przestrzeń</text:span>(Token token) - to samo dla stałych</text:p>
      <text:p text:style-name="P1"><text:span text:style-name="T1">użyj</text:span>(Symbol s) - zaznacza użycie, może mieć pod spodem Tablice.użycieExtern</text:p>
      <text:p text:style-name="P3">Symbole znajdować się powinno za pomocą funkcji przestrzeń, a zaznaczać ich użycie za każdym razem, jeśli nastąpi (czyli znajdą się w kodzie) za pomocą użyj</text:p>
      <text:p text:style-name="P3"/>
      <text:p text:style-name="P6">Nazwa przestrzeń odnosi się do <text:span text:style-name="T2">przestrzeni nazw</text:span><text:span text:style-name="T3">, którą można zdefiniować jako zbiór wszystkich symboli dostępnych w pewnym rejonie kodu źródłowego, zazwyczaj zasięgu/zakresie, czy procedurze, choć można by sobie wyobrazić generację przestrzeni nazw dla samego napisu identyfikatora/tokena w kodzie - będzie zawierać jedynie odpowiedni symbol.</text:span></text:p>
      <text:p text:style-name="P1"/>
      <text:p text:style-name="P4">stosTypów - <text:span text:style-name="T4">należy złożyć nań Pełny Typ tego, co zwraca wyrażenie i w ywrażeniu nadrzędnym zdjąć, po otrzymaniu kodu z wyrażenia podrzędnego</text:span></text:p>
      <text:p text:style-name="P4"><text:span text:style-name="T4"/></text:p>
      <text:p text:style-name="P4">pelnyTyp.czyAtomiczny() <text:span text:style-name="T4">- możesie przydać</text:span></text:p>
      <text:p text:style-name="P4"><text:span text:style-name="T4"/></text:p>
      <text:p text:style-name="P8">Każdy fragment emitowanego kodu należy oznaczyć komentarzem //@ASM<text:span text:style-name="T4"> (żeby dało się je znajdować)</text:span></text:p>
      <text:p text:style-name="P10">Każdy fragment emitowanego kodu należy przetestować, czyli dla kilku, różnych, inteligentnie dobranych przypadków sprawdzić, czy:</text:p>
      <text:list xml:id="list597218198" text:style-name="L1">
        <text:list-item>
          <text:p text:style-name="P9">NASM nie wyrzuca błędów, czy ostrzeżeń</text:p>
        </text:list-item>
        <text:list-item>
          <text:p text:style-name="P9">Przejrzeć genrowane wyniki .asm, upewnić sie, że jest tam to, co miało być</text:p>
        </text:list-item>
        <text:list-item>
          <text:p text:style-name="P9">Uruchomić obraz wynikowy i zobaczyć, czy pisze, co trzeba.</text:p>
        </text:list-item>
      </text:list>
      <text:p text:style-name="P4"><text:span text:style-name="T4"/></text:p>
      <text:p text:style-name="P7">przed pisaniem wyrażeń, należy przeczytać generacja_kodu.txt</text:p>
      <text:p text:style-name="P1"/>
      <text:p text:style-name="P1"/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6T18:37:21.715000000</meta:creation-date>
    <dc:date>2022-04-17T13:42:03.082000000</dc:date>
    <meta:editing-duration>PT32M10S</meta:editing-duration>
    <meta:editing-cycles>3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4" meta:word-count="194" meta:character-count="1390" meta:non-whitespace-character-count="1213"/>
  </office:meta>
</office:document-meta>
</file>